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line-through-style="solid" style:text-position="0% 100%" style:text-underline-style="none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Bar Mitzvah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3</text:p>
      <text:p text:style-name="P5">Fragment<text:tab/>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n admonishing lecture/</text:p>
      <text:p text:style-name="P2"/>
      <text:p text:style-name="P3">[Page 1]</text:p>
      <text:p text:style-name="P3">Three times has happened<text:span text:style-name="T2">2</text:span><text:span text:style-name="T3"> to me within</text:span><text:span text:style-name="T2">1</text:span><text:span text:style-name="T3"> late months what/ I had not experienced in twenty nine years' ministration./ I expected on different Sabbaths different lads, each/ to be acknowledged in our presence </text:span><text:span text:style-name="T4">Bar Mitzvah</text:span><text:span text:style-name="T5">. <text:s/>They/ had expressed the wish directly or indirectly to be called/ to the Law as such, but they failed to put in an ap-/-pearance. <text:s/>How shall we account for the absence?/ <text:s/>Was it voluntary? <text:s/>Why then the application to be allowed/ a privilege in this Synagogue? <text:s/>Was it involuntary?/ <text:s/>Why </text:span><text:span text:style-name="T6">then</text:span><text:span text:style-name="T7"> did I not then receive information </text:span><text:span text:style-name="T6">of</text:span><text:span text:style-name="T7"> about the cause preventing attendance?/ <text:s/>I have reason to look on the strange occurrence, thrice repeated,/ as the effect of growing indifference. <text:s/>And I charge with it not the lads but their parents. <text:s/>I will not speak/ with positiveness regarding the cases in point, lest I con-/-demn rashly, but I know that in many instances child-/-ren are forced by their father or their mother to overcome/ a </text:span><text:span text:style-name="T6">natural</text:span><text:span text:style-name="T7"> strong aversion. <text:s/>They are compelled to </text:span><text:span text:style-name="T6">qualify themselves</text:span><text:span text:style-name="T7"> gain the qualification,/ </text:span><text:span text:style-name="T6">to</text:span><text:span text:style-name="T7"> as it is termed, for standing before a Congregation, on the Sabbath they reach/ their religious majority. <text:s/>But mark you the fre-/-quent anomaly. <text:s/>Neither that father nor that/ mother, </text:span><text:span text:style-name="T6">in Israel</text:span><text:span text:style-name="T7"> so persistent respecting an outward ceremony,/</text:span></text:p>
      <text:p text:style-name="P3"><text:span text:style-name="T7"/></text:p>
      <text:p text:style-name="P3"><text:span text:style-name="T7">[Page 2]</text:span></text:p>
      <text:p text:style-name="P3"><text:span text:style-name="T7">is a member of the Congregation, neither/ holds a seat in its place of worship; neither/ attends any of the divine services--save, perhaps,/ an hour </text:span><text:span text:style-name="T6">so</text:span><text:span text:style-name="T7"> or so on the day of atonement, but their/ son must go </text:span><text:soft-page-break/><text:span text:style-name="T7">through a form the import of which/ he does not understand, and that in a place he never or/ rarely entered. <text:s/>Do you wonder at the aversion// <text:s/>Can it be at all surprising that he tries to avoid/ an occasion, at best, very embarassing[sic!] to a youth?/ <text:s/>When he asked the minister, he may have acted under/ parental direction, but if he can succeed in showing/ himself incapable of fulfilling the obligation urged/ upon him, the lad will feel but too glad./</text:span></text:p>
      <text:p text:style-name="P3"><text:span text:style-name="T7">For, Hebrew--the language in which the people to whom/ he belongs prays--is foreign to him. <text:s/></text:span><text:span text:style-name="T6">Often</text:span><text:span text:style-name="T7"> Possibly, he has/ not been taught even its alphabet. <text:s/>Some words in English/ characters, which he pronounces with great difficulty/ are literally beaten into his head, and that is repre-/-sented to the intelligent </text:span><text:span text:style-name="T6">lad</text:span><text:span text:style-name="T7"> child as the needed qualification/ for the event in which he is to play a conspicuous part./ <text:s/>But if he can allege as an excuse his </text:span><text:span text:style-name="T6">incapacity</text:span><text:span text:style-name="T7"> inability to </text:span><text:span text:style-name="T6">over-</text:span><text:span text:style-name="T7"> fulfil[sic!]/ </text:span><text:span text:style-name="T6">-come</text:span><text:span text:style-name="T7"> the task imposed, he will be delivered from its con-/sequences./</text:span></text:p>
      <text:p text:style-name="P3"><text:span text:style-name="T7"/></text:p>
      <text:p text:style-name="P3"><text:span text:style-name="T7">[Page 3]</text:span></text:p>
      <text:p text:style-name="P3"><text:span text:style-name="T7">He will escape the </text:span><text:span text:style-name="T6">ceremony</text:span><text:span text:style-name="T7"> ordeal called </text:span><text:span text:style-name="T8">Bar Mizvah</text:span><text:span text:style-name="T7">./ <text:s/>And well he may under such circumstances. <text:s/>Well he may/ endeavour to hinder the </text:span><text:span text:style-name="T6">performance</text:span><text:span text:style-name="T7"> carrying out of an unmeaning, a/ hollow form. <text:s/>For it is shockingly so, when ignorance of the sacred/ language recited, </text:span><text:span text:style-name="T6">and</text:span><text:span text:style-name="T7"> lack of home instruction, and home examples,/ indisposition on the part of the parents to </text:span><text:span text:style-name="T6">attend</text:span><text:span text:style-name="T7"> join in public worship, and unwillingness/ to give it the least support, are the attendants of that/ performance. <text:s/>And I must acknowledge myself/ accessory to the wrong. <text:s/>I have more than once been per-/-suaded against my judgment to encourage the continuance/ of a practice when contrary to the object </text:span><text:span text:style-name="T6">of</text:span><text:span text:style-name="T7"> the Sages </text:span><text:span text:style-name="T6">who</text:span><text:span text:style-name="T7"> had in view in instituting it./ <text:s/>I have written out in the vernacular the benedictions and, at times,/ even the portion of the Law, not to refuse parents whose false/ pride led them to make their sons </text:span><text:span text:style-name="T6">prominent </text:span><text:span text:style-name="T7">conspicuous, without/ the least claim to </text:span><text:span text:style-name="T6">conspicuity</text:span><text:span text:style-name="T7"> prominence./</text:span></text:p>
      <text:p text:style-name="P3"><text:span text:style-name="T7">But the evil has not stopped there. <text:s/>It has spread/ so far as to blunt the keen remorse which a Jew would formerly feel,/ in the event of a family bereavement, for having neglected/ the duty of familiarizing his children with the observances/ of the prayers of his race. <text:s/>Now, to accomodate[sic!] Israelites/</text:span></text:p>
      <text:p text:style-name="P3"><text:span text:style-name="T7"/></text:p>
      <text:p text:style-name="P3"><text:span text:style-name="T7">[Page 4]</text:span></text:p>
      <text:p text:style-name="P3"><text:span text:style-name="T7">who still attach importance to the recital of/ the </text:span><text:span text:style-name="T8">Kaddish</text:span><text:span text:style-name="T7">, this has been printed in English letters./ <text:s/></text:span><text:span text:style-name="T6">and</text:span><text:span text:style-name="T7"> The stricken conscience is thus lulled. <text:s/></text:span><text:span text:style-name="T6">The</text:span><text:span text:style-name="T7"> A panacea </text:span><text:span text:style-name="T6">has</text:span><text:span text:style-name="T7">/ was found to the diseased soul. <text:s/>Fathers and mothers! do not fear, </text:span><text:span text:style-name="T6">you</text:span><text:span text:style-name="T7"> the lever has been discovered to move you up to heaven. <text:s/>In sober earnestness I/ declare </text:span><text:span text:style-name="T6">it</text:span><text:span text:style-name="T7"> the outlook sad, very sad when such scenes are witnessed/ as those I repeatedly </text:span><text:span text:style-name="T6">behold</text:span><text:span text:style-name="T7"> see. <text:s/>Jewish families </text:span><text:span text:style-name="T6">of</text:span><text:span text:style-name="T7"> counting/ a number of sons, of whom none show</text:span><text:span text:style-name="T6">s</text:span><text:span text:style-name="T7"> acquaintance</text:span><text:span text:style-name="T6">s</text:span><text:span text:style-name="T7"> with/ our usages, and all must resort to an irregular method in/ order to conform with a custom, which has degenerated/ into a superstition. <text:s/>The "Kaddish" which means the/ acknowledgment of the omnipotence and Sanctity of God; a/ confession of his </text:span><text:span text:style-name="T6">illimitable</text:span><text:span text:style-name="T7"> Greatness, which is beyond all/ praise, and an entreaty for the happiness of ourselves in-/-dividually and of Israel collectively; the "Kaddish," which,/ by reason of its pithy contents, has been chosen as a prayer/ </text:span><text:span text:style-name="T6">in which</text:span><text:span text:style-name="T7"> that the spirit of the departed may delight to know/ </text:span><text:span text:style-name="T6">that the survivors</text:span><text:span text:style-name="T7"> it is devoutly recited in </text:span><text:span text:style-name="T6">the Congregation,</text:span><text:span text:style-name="T7"> public by the survivors amidst congregational/ responses; the "Kaddish," originally intended </text:span><text:span text:style-name="T6">to</text:span><text:span text:style-name="T7"> as a conclusion to the/ study of the Law, and finally prescribed to the mourners as a/ substitute for longer meditations and supplications, </text:span><text:span text:style-name="T6">and have a subject for</text:span><text:span text:style-name="T7">/ </text:span><text:span text:style-name="T6">reflection,</text:span><text:span text:style-name="T7"> has grown into an outward form offensive/ to a sense of righteousness./</text:span></text:p>
      <text:p text:style-name="P3"><text:span text:style-name="T7"/></text:p>
      <text:p text:style-name="P3"><text:span text:style-name="T7">[Page 5]</text:span></text:p>
      <text:p text:style-name="P3"><text:span text:style-name="T7">Just notice its hurried repetition, unreflectingly and not rarely from/ an English transcription. <text:s/>Observe the shameless rushing/ out of the Synagogue on the Sabbath and holidays as/ soon as the </text:span><text:span text:style-name="T6">supposed</text:span><text:span text:style-name="T7"> orison presumably grateful to the dead is gabbled over,/ leaving the service incomplete, and going to the store or the/ office against the command of the living God. <text:s/>That I do/ not exaggerate, you who </text:span><text:soft-page-break/><text:span text:style-name="T7">enter early this holy edifice can/ attest, and you can also testify that some who so act have/ no claim whatever to the forbearance of the Congregation, since/ they do not contribute to its maintenance./</text:span></text:p>
      <text:p text:style-name="P3"><text:span text:style-name="T7">Now, I am not disposed to agree with some of my colleagues/ who refuse to countenance any Israelite who is not affiliated/ to a synagogue, </text:span><text:span text:style-name="T6">in</text:span><text:span text:style-name="T7"> applying to him the Rabbinical epithet/ [Hebrew] "a seceder from the Hebrew community;" I </text:span><text:span text:style-name="T6">will</text:span><text:span text:style-name="T7"> could/ never be induced to go to the length that a Western Minister went when/ he recently decided that burial should be denied to a Jew who has/ kept away from the </text:span><text:span text:style-name="T6">Synagogue [?]</text:span><text:span text:style-name="T7"> minor Sanctuary, and never offered his mite towards/ the continuance of the worship. <text:s/>No, I am anxious that/ liberality should continue to be the characteristic of our </text:span><text:span text:style-name="T6">Sy</text:span><text:span text:style-name="T7"> con-/</text:span><text:span text:style-name="T6">-nagogue</text:span><text:span text:style-name="T7"> -gregation. <text:s/>The culpable negligence of our brethren, shall/ not receive punishment at our hands. <text:s/>They who choose/ to crowd our courts </text:span><text:span text:style-name="T6">to</text:span><text:span text:style-name="T7"> on a certain day, as a quietus/</text:span></text:p>
      <text:p text:style-name="P3"><text:span text:style-name="T7"/></text:p>
      <text:p text:style-name="P3"><text:span text:style-name="T7">[Page 6]</text:span></text:p>
      <text:p text:style-name="P3"><text:span text:style-name="T7">to their souls, shall not be denied Jewish privileges/ nor will I administer the deserved rebuke, but this/ I pledge myself not to repeat: to favor parents/ by a stultifying of myself; by writing in English/ characters what must be studied, and understood/ in the language of our Seers and Sages./</text:span></text:p>
      <text:p text:style-name="P3"><text:span text:style-name="T7"/></text:p>
      <text:p text:style-name="P3"><text:span text:style-name="T7">(This address was continued at some </text:span><text:span text:style-name="T6">length</text:span><text:span text:style-name="T7"> length, by/ an address to a Foster-home Bar Mitzvah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6:48.10</meta:creation-date>
    <meta:document-statistic meta:table-count="0" meta:image-count="0" meta:object-count="0" meta:page-count="4" meta:paragraph-count="78" meta:word-count="1352" meta:character-count="8343"/>
    <dc:date>2013-02-14T12:27:48.27</dc:date>
    <meta:editing-duration>PT9S</meta:editing-duration>
    <meta:editing-cycles>1</meta:editing-cycles>
    <meta:generator>OpenOffice.org/3.4.1$Win32 OpenOffice.org_project/341m1$Build-9593</meta:generator>
  </office:meta>
</office:document-meta>
</file>